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0.448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4.419cm"/>
    </style:style>
    <style:style style:name="co13" style:family="table-column">
      <style:table-column-properties fo:break-before="auto" style:column-width="7.692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2.182cm"/>
    </style:style>
    <style:style style:name="co18" style:family="table-column">
      <style:table-column-properties fo:break-before="auto" style:column-width="11.552cm"/>
    </style:style>
    <style:style style:name="co19" style:family="table-column">
      <style:table-column-properties fo:break-before="auto" style:column-width="2.40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535cm" fo:break-before="auto" style:use-optimal-row-height="false"/>
    </style:style>
    <style:style style:name="ro7" style:family="table-row">
      <style:table-row-properties style:row-height="0.589cm" fo:break-before="auto" style:use-optimal-row-height="tru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674cm" fo:break-before="auto" style:use-optimal-row-height="true"/>
    </style:style>
    <style:style style:name="ro11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758cm" fo:break-before="auto" style:use-optimal-row-height="true"/>
    </style:style>
    <style:style style:name="ta1" style:family="table" style:master-page-name="PageStyle_5f_Time_20_Sheet">
      <style:table-properties table:display="true" style:writing-mode="lr-tb"/>
    </style:style>
    <style:style style:name="ta2" style:family="table" style:master-page-name="PageStyle_5f_Invoice">
      <style:table-properties table:display="true" style:writing-mode="lr-tb"/>
    </style:style>
    <style:style style:name="ta3" style:family="table" style:master-page-name="PageStyle_5f_Service_20_codes_20_table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106"/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Normal_5f_Sheet1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Time_20_Sheet_5f_memo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Service_20_codes_20_table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</style:style>
    <style:style style:name="ce15" style:family="table-cell" style:parent-style-name="Default" style:data-style-name="N2">
      <style:table-cell-properties fo:background-color="#ffff99" style:diagonal-bl-tr="none" style:diagonal-tl-br="none" fo:border="0.035cm solid #1a1a1a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ff99" style:diagonal-bl-tr="none" style:diagonal-tl-br="none" fo:border="0.035cm solid #1a1a1a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2"/>
    <style:style style:name="ce20" style:family="table-cell" style:parent-style-name="Normal_5f_Sheet1" style:data-style-name="N2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2" style:family="table-cell" style:parent-style-name="Default" style:data-style-name="N134">
      <style:table-cell-properties fo:border-bottom="none" fo:background-color="#ffff99" style:diagonal-bl-tr="none" style:diagonal-tl-br="none" fo:border-left="0.035cm solid #1a1a1a" fo:border-right="none" fo:border-top="0.035cm solid #1a1a1a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4">
      <style:table-cell-properties fo:border-bottom="none" fo:background-color="#ffff99" style:diagonal-bl-tr="none" style:diagonal-tl-br="none" fo:border-left="none" fo:border-right="0.035cm solid #1a1a1a" fo:border-top="0.035cm solid #1a1a1a"/>
    </style:style>
    <style:style style:name="ce25" style:family="table-cell" style:parent-style-name="Default" style:data-style-name="N134">
      <style:table-cell-properties fo:background-color="#ffff99" style:cell-protect="protected formula-hidden" style:print-content="true"/>
    </style:style>
    <style:style style:name="ce26" style:family="table-cell" style:parent-style-name="Default" style:data-style-name="N134">
      <style:table-cell-properties style:cell-protect="protected formula-hidden" style:print-content="true"/>
    </style:style>
    <style:style style:name="ce27" style:family="table-cell" style:parent-style-name="Default" style:data-style-name="N134">
      <style:table-cell-properties fo:background-color="#ffff99"/>
    </style:style>
    <style:style style:name="ce28" style:family="table-cell" style:parent-style-name="Default" style:data-style-name="N134"/>
    <style:style style:name="ce29" style:family="table-cell" style:parent-style-name="Default">
      <style:table-cell-properties fo:border-bottom="none" style:diagonal-bl-tr="none" style:diagonal-tl-br="none" fo:border-left="none" fo:border-right="0.105cm double #1a1a1a" style:border-line-width-right="0.035cm 0.035cm 0.035cm" fo:border-top="none"/>
    </style:style>
    <style:style style:name="ce30" style:family="table-cell" style:parent-style-name="Default">
      <style:table-cell-properties fo:border-bottom="0.105cm double #1a1a1a" style:border-line-width-bottom="0.035cm 0.035cm 0.035cm" style:diagonal-bl-tr="none" style:diagonal-tl-br="none" fo:border-left="none" fo:border-right="none" fo:border-top="none"/>
    </style:style>
    <style:style style:name="ce31" style:family="table-cell" style:parent-style-name="Default">
      <style:table-cell-properties style:glyph-orientation-vertical="0" fo:border-bottom="0.035cm solid #1a1a1a" fo:background-color="#ccffcc" style:diagonal-bl-tr="none" style:diagonal-tl-br="none" style:text-align-source="fix" style:repeat-content="false" fo:wrap-option="no-wrap" fo:border-left="0.105cm double #1a1a1a" style:border-line-width-left="0.035cm 0.035cm 0.035cm" style:direction="ltr" fo:border-right="0.105cm double #1a1a1a" style:border-line-width-right="0.035cm 0.035cm 0.035cm" style:rotation-angle="0" style:rotation-align="none" style:shrink-to-fit="false" fo:border-top="0.105cm double #1a1a1a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35cm solid #1a1a1a" fo:background-color="#ccffcc" style:diagonal-bl-tr="none" style:diagonal-tl-br="none" fo:border-left="0.105cm double #1a1a1a" style:border-line-width-left="0.035cm 0.035cm 0.035cm" fo:border-right="0.035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35cm solid #1a1a1a" fo:background-color="#ccffcc" style:diagonal-bl-tr="none" style:diagonal-tl-br="none" fo:border-left="0.105cm double #1a1a1a" style:border-line-width-left="0.035cm 0.035cm 0.035cm" fo:border-right="0.035cm solid #1a1a1a" fo:border-top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105cm double #1a1a1a" style:border-line-width-bottom="0.035cm 0.035cm 0.035cm" fo:background-color="#ccffcc" style:diagonal-bl-tr="none" style:diagonal-tl-br="none" fo:border-left="0.105cm double #1a1a1a" style:border-line-width-left="0.035cm 0.035cm 0.035cm" fo:border-right="0.035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1a1a1a" fo:background-color="#ccffcc" style:diagonal-bl-tr="none" style:diagonal-tl-br="none" style:text-align-source="fix" style:repeat-content="false" fo:wrap-option="no-wrap" fo:border-left="none" style:direction="ltr" fo:border-right="0.105cm double #1a1a1a" style:border-line-width-right="0.035cm 0.035cm 0.035cm" style:rotation-angle="0" style:rotation-align="none" style:shrink-to-fit="false" fo:border-top="0.105cm double #1a1a1a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34">
      <style:table-cell-properties fo:border-bottom="0.035cm solid #1a1a1a" fo:background-color="#ccffcc" style:diagonal-bl-tr="none" style:diagonal-tl-br="none" fo:border-left="0.035cm solid #1a1a1a" fo:border-right="0.105cm double #1a1a1a" style:border-line-width-right="0.035cm 0.035cm 0.035cm" fo:border-top="none"/>
    </style:style>
    <style:style style:name="ce37" style:family="table-cell" style:parent-style-name="Default" style:data-style-name="N134">
      <style:table-cell-properties fo:border-bottom="0.035cm solid #1a1a1a" fo:background-color="#ccffcc" style:diagonal-bl-tr="none" style:diagonal-tl-br="none" fo:border-left="0.035cm solid #1a1a1a" fo:border-right="0.105cm double #1a1a1a" style:border-line-width-right="0.035cm 0.035cm 0.035cm" fo:border-top="0.035cm solid #1a1a1a"/>
    </style:style>
    <style:style style:name="ce38" style:family="table-cell" style:parent-style-name="Default" style:data-style-name="N134">
      <style:table-cell-properties fo:border-bottom="0.105cm double #1a1a1a" style:border-line-width-bottom="0.035cm 0.035cm 0.035cm" fo:background-color="#ccffcc" style:diagonal-bl-tr="none" style:diagonal-tl-br="none" fo:border-left="none" fo:border-right="0.105cm double #1a1a1a" style:border-line-width-right="0.035cm 0.035cm 0.035cm" fo:border-top="non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</style:style>
    <style:style style:name="ce45" style:family="table-cell" style:parent-style-name="Default">
      <style:table-cell-properties fo:border-bottom="none" fo:background-color="#ffff99" style:diagonal-bl-tr="none" style:diagonal-tl-br="none" fo:border-left="0.088cm solid #1a1a1a" fo:border-right="none" fo:border-top="non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10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105cm double #1a1a1a" style:border-line-width-bottom="0.035cm 0.035cm 0.035cm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none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105cm double #1a1a1a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8" style:family="table-cell" style:parent-style-name="Default">
      <style:table-cell-properties fo:border-bottom="0.088cm solid #1a1a1a" style:diagonal-bl-tr="none" style:diagonal-tl-br="none" fo:background-color="transparent" fo:border-left="none" fo:border-right="none" fo:border-top="none"/>
    </style:style>
    <style:style style:name="ce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style:glyph-orientation-vertical="0" fo:border-bottom="0.105cm double #1a1a1a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6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7" style:family="table-cell" style:parent-style-name="Default" style:data-style-name="N0">
      <style:table-cell-properties style:diagonal-bl-tr="none" style:diagonal-tl-br="none" fo:background-color="transparent" fo:border="none"/>
    </style:style>
    <style:style style:name="ce68" style:family="table-cell" style:parent-style-name="Default" style:data-style-name="N0">
      <style:table-cell-properties fo:background-color="#ffff99" style:diagonal-bl-tr="none" style:diagonal-tl-br="none" fo:border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none" fo:border-right="0.088cm solid #1a1a1a" fo:border-top="non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0.105cm double #1a1a1a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fo:border-bottom="0.088cm solid #1a1a1a" style:diagonal-bl-tr="none" style:diagonal-tl-br="none" fo:background-color="transparent" fo:border-left="none" fo:border-right="0.088cm solid #1a1a1a" fo:border-top="none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>
      <style:table-cell-properties style:diagonal-bl-tr="none" style:diagonal-tl-br="none" fo:border="none"/>
    </style:style>
    <style:style style:name="ce7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34">
      <style:table-cell-properties style:diagonal-bl-tr="none" style:diagonal-tl-br="none" fo:background-color="transparent" fo:border="none"/>
    </style:style>
    <style:style style:name="ce80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Default">
      <style:table-cell-properties fo:background-color="#c0c0c0"/>
    </style:style>
    <style:style style:name="ce8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ime Shee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>
            <text:p>Time booked for Computer Services in January 2009 <text:s text:c="47"/>/ <text:s text:c="5"/>Tyd aangegeteken vir Rekenaardienste gedurende Januarie 2009</text:p>
          </table:table-cell>
          <table:table-cell table:style-name="ce8" table:number-columns-repeated="8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2" office:value-type="float" office:value="1.5">
            <text:p>R 1.50</text:p>
          </table:table-cell>
          <table:table-cell table:style-name="ce24" office:value-type="string">
            <text:p>per kilometre/per kilometer</text:p>
          </table:table-cell>
          <table:table-cell table:style-name="ce14"/>
          <table:table-cell table:number-columns-repeated="3"/>
          <table:table-cell table:style-name="ce30" table:number-columns-repeated="2"/>
          <table:table-cell table:number-columns-repeated="1011"/>
        </table:table-row>
        <table:table-row table:style-name="ro3">
          <table:table-cell table:style-name="ce3" office:value-type="string">
            <text:p>Date/Datum</text:p>
          </table:table-cell>
          <table:table-cell table:style-name="ce3" office:value-type="string">
            <text:p>Business Name/Naam van Besigheid</text:p>
          </table:table-cell>
          <table:table-cell table:style-name="ce3" office:value-type="string">
            <text:p>Business address / Adres van Besigheid</text:p>
          </table:table-cell>
          <table:table-cell table:style-name="ce3" office:value-type="string">
            <text:p>Staff member / Personeellid</text:p>
          </table:table-cell>
          <table:table-cell table:style-name="ce3" office:value-type="string">
            <text:p>Time booked/Tyd geboek</text:p>
          </table:table-cell>
          <table:table-cell table:style-name="ce23" office:value-type="string">
            <text:p>Distance Travelled / Afstand gereis</text:p>
          </table:table-cell>
          <table:table-cell table:style-name="ce23" office:value-type="string">
            <text:p>Travel Cost / Reiskoste</text:p>
          </table:table-cell>
          <table:table-cell table:style-name="ce3" office:value-type="string">
            <text:p>Service Code / Dienskode</text:p>
          </table:table-cell>
          <table:table-cell table:style-name="ce3" office:value-type="string">
            <text:p>Total payment due / Totale betaling verskuldig</text:p>
          </table:table-cell>
          <table:table-cell/>
          <table:table-cell table:style-name="ce29"/>
          <table:table-cell table:style-name="ce31" office:value-type="string" table:number-columns-spanned="2" table:number-rows-spanned="1">
            <text:p>Service Codes</text:p>
          </table:table-cell>
          <table:covered-table-cell table:style-name="ce35"/>
          <table:table-cell table:number-columns-repeated="1011"/>
        </table:table-row>
        <table:table-row table:style-name="ro2">
          <table:table-cell office:value-type="date" office:date-value="2009-01-05">
            <text:p>05-Jan-09</text:p>
          </table:table-cell>
          <table:table-cell table:style-name="ce9" office:value-type="string">
            <text:p>Makarios B&amp;B</text:p>
          </table:table-cell>
          <table:table-cell table:style-name="ce9" office:value-type="string">
            <text:p>Mermaid Street</text:p>
          </table:table-cell>
          <table:table-cell office:value-type="string">
            <text:p>Elaine Black</text:p>
          </table:table-cell>
          <table:table-cell table:style-name="ce19" office:value-type="float" office:value="2.2">
            <text:p>2.20</text:p>
          </table:table-cell>
          <table:table-cell office:value-type="float" office:value="3">
            <text:p>3</text:p>
          </table:table-cell>
          <table:table-cell table:style-name="ce25"/>
          <table:table-cell office:value-type="string">
            <text:p>C002</text:p>
          </table:table-cell>
          <table:table-cell table:style-name="ce27" table:formula="of:=VLOOKUP([.H6];[.$L$6:.$M$10];2;FALSE())*[.E6]+[.G6]" office:value-type="float" office:value="110">
            <text:p>R 110.00</text:p>
          </table:table-cell>
          <table:table-cell table:number-columns-repeated="2"/>
          <table:table-cell table:style-name="ce32" office:value-type="string">
            <text:p>C001</text:p>
          </table:table-cell>
          <table:table-cell table:style-name="ce36" office:value-type="float" office:value="34.5">
            <text:p>R 34.50</text:p>
          </table:table-cell>
          <table:table-cell table:number-columns-repeated="1011"/>
        </table:table-row>
        <table:table-row table:style-name="ro2">
          <table:table-cell office:value-type="date" office:date-value="2009-01-05">
            <text:p>05-Jan-09</text:p>
          </table:table-cell>
          <table:table-cell office:value-type="string">
            <text:p>Lagoon Shell Craft</text:p>
          </table:table-cell>
          <table:table-cell table:style-name="ce10" office:value-type="string">
            <text:p>Club Mykonos</text:p>
          </table:table-cell>
          <table:table-cell office:value-type="string">
            <text:p>Mpho Manyama</text:p>
          </table:table-cell>
          <table:table-cell table:style-name="ce19" office:value-type="float" office:value="1.15">
            <text:p>1.15</text:p>
          </table:table-cell>
          <table:table-cell office:value-type="float" office:value="2">
            <text:p>2</text:p>
          </table:table-cell>
          <table:table-cell table:style-name="ce25"/>
          <table:table-cell office:value-type="string">
            <text:p>C004</text:p>
          </table:table-cell>
          <table:table-cell table:style-name="ce27" table:formula="of:=VLOOKUP([.H7];[.$L$6:.$M$10];2;FALSE())*[.E7]+[.G7]" office:value-type="float" office:value="34.5">
            <text:p>R 34.50</text:p>
          </table:table-cell>
          <table:table-cell table:number-columns-repeated="2"/>
          <table:table-cell table:style-name="ce33" office:value-type="string">
            <text:p>C002</text:p>
          </table:table-cell>
          <table:table-cell table:style-name="ce37" office:value-type="float" office:value="50">
            <text:p>R 50.00</text:p>
          </table:table-cell>
          <table:table-cell table:number-columns-repeated="1011"/>
        </table:table-row>
        <table:table-row table:style-name="ro4">
          <table:table-cell office:value-type="date" office:date-value="2009-01-07">
            <text:p>07-Jan-09</text:p>
          </table:table-cell>
          <table:table-cell office:value-type="string">
            <text:p>Langebaan Gym &amp; Spin Studio</text:p>
          </table:table-cell>
          <table:table-cell table:style-name="ce10" office:value-type="string">
            <text:p>Longacres</text:p>
          </table:table-cell>
          <table:table-cell office:value-type="string">
            <text:p>Dalien Cedras</text:p>
          </table:table-cell>
          <table:table-cell table:style-name="ce19" office:value-type="float" office:value="3.45">
            <text:p>3.45</text:p>
          </table:table-cell>
          <table:table-cell office:value-type="float" office:value="5">
            <text:p>5</text:p>
          </table:table-cell>
          <table:table-cell table:style-name="ce25"/>
          <table:table-cell office:value-type="string">
            <text:p>C004</text:p>
          </table:table-cell>
          <table:table-cell table:style-name="ce27" table:formula="of:=VLOOKUP([.H8];[.$L$6:.$M$10];2;FALSE())*[.E8]+[.G8]" office:value-type="float" office:value="103.5">
            <text:p>R 103.50</text:p>
          </table:table-cell>
          <table:table-cell table:number-columns-repeated="2"/>
          <table:table-cell table:style-name="ce32" office:value-type="string">
            <text:p>C003</text:p>
          </table:table-cell>
          <table:table-cell table:style-name="ce37" office:value-type="float" office:value="45.5">
            <text:p>R 45.50</text:p>
          </table:table-cell>
          <table:table-cell table:number-columns-repeated="1011"/>
        </table:table-row>
        <table:table-row table:style-name="ro2">
          <table:table-cell office:value-type="date" office:date-value="2009-01-10">
            <text:p>10-Jan-09</text:p>
          </table:table-cell>
          <table:table-cell table:style-name="ce11" office:value-type="string">
            <text:p>Makarios B&amp;B</text:p>
          </table:table-cell>
          <table:table-cell table:style-name="ce11" office:value-type="string">
            <text:p>Mermaid Street</text:p>
          </table:table-cell>
          <table:table-cell office:value-type="string">
            <text:p>Khumalo Nkosi</text:p>
          </table:table-cell>
          <table:table-cell table:style-name="ce19" office:value-type="float" office:value="1">
            <text:p>1.00</text:p>
          </table:table-cell>
          <table:table-cell office:value-type="float" office:value="6">
            <text:p>6</text:p>
          </table:table-cell>
          <table:table-cell table:style-name="ce25"/>
          <table:table-cell office:value-type="string">
            <text:p>C005</text:p>
          </table:table-cell>
          <table:table-cell table:style-name="ce27" table:formula="of:=VLOOKUP([.H9];[.$L$6:.$M$10];2;FALSE())*[.E9]+[.G9]" office:value-type="float" office:value="66">
            <text:p>R 66.00</text:p>
          </table:table-cell>
          <table:table-cell table:number-columns-repeated="2"/>
          <table:table-cell table:style-name="ce32" office:value-type="string">
            <text:p>C004</text:p>
          </table:table-cell>
          <table:table-cell table:style-name="ce37" office:value-type="float" office:value="30">
            <text:p>R 30.00</text:p>
          </table:table-cell>
          <table:table-cell table:number-columns-repeated="1011"/>
        </table:table-row>
        <table:table-row table:style-name="ro2">
          <table:table-cell office:value-type="date" office:date-value="2009-01-18">
            <text:p>18-Jan-09</text:p>
          </table:table-cell>
          <table:table-cell office:value-type="string">
            <text:p>Rainbow Car Wash</text:p>
          </table:table-cell>
          <table:table-cell table:style-name="ce10" office:value-type="string">
            <text:p>Club Mykonos</text:p>
          </table:table-cell>
          <table:table-cell office:value-type="string">
            <text:p>John Andrew</text:p>
          </table:table-cell>
          <table:table-cell table:style-name="ce19" office:value-type="float" office:value="1.5">
            <text:p>1.50</text:p>
          </table:table-cell>
          <table:table-cell office:value-type="float" office:value="3">
            <text:p>3</text:p>
          </table:table-cell>
          <table:table-cell table:style-name="ce25"/>
          <table:table-cell office:value-type="string">
            <text:p>C001</text:p>
          </table:table-cell>
          <table:table-cell table:style-name="ce27" table:formula="of:=VLOOKUP([.H10];[.$L$6:.$M$10];2;FALSE())*[.E10]+[.G10]" office:value-type="float" office:value="51.75">
            <text:p>R 51.75</text:p>
          </table:table-cell>
          <table:table-cell table:number-columns-repeated="2"/>
          <table:table-cell table:style-name="ce34" office:value-type="string">
            <text:p>C005</text:p>
          </table:table-cell>
          <table:table-cell table:style-name="ce38" office:value-type="float" office:value="66">
            <text:p>R 66.00</text:p>
          </table:table-cell>
          <table:table-cell table:number-columns-repeated="1011"/>
        </table:table-row>
        <table:table-row table:style-name="ro2">
          <table:table-cell office:value-type="date" office:date-value="2009-01-28">
            <text:p>28-Jan-09</text:p>
          </table:table-cell>
          <table:table-cell table:style-name="ce11" office:value-type="string">
            <text:p>Makarios B&amp;B</text:p>
          </table:table-cell>
          <table:table-cell table:style-name="ce11" office:value-type="string">
            <text:p>Mermaid Street</text:p>
          </table:table-cell>
          <table:table-cell table:style-name="ce11" office:value-type="string">
            <text:p>Mpho Manyama</text:p>
          </table:table-cell>
          <table:table-cell table:style-name="ce20" office:value-type="float" office:value="3.15">
            <text:p>3.15</text:p>
          </table:table-cell>
          <table:table-cell table:style-name="ce11" office:value-type="float" office:value="4">
            <text:p>4</text:p>
          </table:table-cell>
          <table:table-cell table:style-name="ce25"/>
          <table:table-cell office:value-type="string">
            <text:p>C005</text:p>
          </table:table-cell>
          <table:table-cell table:style-name="ce27" table:formula="of:=VLOOKUP([.H11];[.$L$6:.$M$10];2;FALSE())*[.E11]+[.G11]" office:value-type="float" office:value="207.9">
            <text:p>R 207.90</text:p>
          </table:table-cell>
          <table:table-cell table:number-columns-repeated="1015"/>
        </table:table-row>
        <table:table-row table:style-name="ro4">
          <table:table-cell office:value-type="date" office:date-value="2009-01-08">
            <text:p>08-Jan-09</text:p>
          </table:table-cell>
          <table:table-cell office:value-type="string">
            <text:p>Mykonos Bouzouki Restaurant</text:p>
          </table:table-cell>
          <table:table-cell table:style-name="ce10" office:value-type="string">
            <text:p>Club Mykonos </text:p>
          </table:table-cell>
          <table:table-cell office:value-type="string">
            <text:p>Elaine Black</text:p>
          </table:table-cell>
          <table:table-cell table:style-name="ce19" office:value-type="float" office:value="1.3">
            <text:p>1.30</text:p>
          </table:table-cell>
          <table:table-cell office:value-type="float" office:value="2">
            <text:p>2</text:p>
          </table:table-cell>
          <table:table-cell table:style-name="ce25"/>
          <table:table-cell office:value-type="string">
            <text:p>C002</text:p>
          </table:table-cell>
          <table:table-cell table:style-name="ce27" table:formula="of:=VLOOKUP([.H12];[.$L$6:.$M$10];2;FALSE())*[.E12]+[.G12]" office:value-type="float" office:value="65">
            <text:p>R 65.00</text:p>
          </table:table-cell>
          <table:table-cell table:number-columns-repeated="1015"/>
        </table:table-row>
        <table:table-row table:style-name="ro4">
          <table:table-cell office:value-type="date" office:date-value="2009-01-12">
            <text:p>12-Jan-09</text:p>
          </table:table-cell>
          <table:table-cell office:value-type="string">
            <text:p>Walking on Water Tours &amp; Teambuilding</text:p>
          </table:table-cell>
          <table:table-cell table:style-name="ce10" office:value-type="string">
            <text:p>Undulata Close</text:p>
          </table:table-cell>
          <table:table-cell office:value-type="string">
            <text:p>John Andrew</text:p>
          </table:table-cell>
          <table:table-cell table:style-name="ce19" office:value-type="float" office:value="2.15">
            <text:p>2.15</text:p>
          </table:table-cell>
          <table:table-cell office:value-type="float" office:value="2">
            <text:p>2</text:p>
          </table:table-cell>
          <table:table-cell table:style-name="ce25"/>
          <table:table-cell office:value-type="string">
            <text:p>C001</text:p>
          </table:table-cell>
          <table:table-cell table:style-name="ce27" table:formula="of:=VLOOKUP([.H13];[.$L$6:.$M$10];2;FALSE())*[.E13]+[.G13]" office:value-type="float" office:value="74.175">
            <text:p>R 74.18</text:p>
          </table:table-cell>
          <table:table-cell table:number-columns-repeated="1015"/>
        </table:table-row>
        <table:table-row table:style-name="ro4">
          <table:table-cell office:value-type="date" office:date-value="2009-01-15">
            <text:p>15-Jan-09</text:p>
          </table:table-cell>
          <table:table-cell office:value-type="string">
            <text:p>Langebaan Gym &amp; Spin Studio</text:p>
          </table:table-cell>
          <table:table-cell table:style-name="ce10" office:value-type="string">
            <text:p>Longacres</text:p>
          </table:table-cell>
          <table:table-cell office:value-type="string">
            <text:p>John Andrew</text:p>
          </table:table-cell>
          <table:table-cell table:style-name="ce19" office:value-type="float" office:value="3.3">
            <text:p>3.30</text:p>
          </table:table-cell>
          <table:table-cell office:value-type="float" office:value="1">
            <text:p>1</text:p>
          </table:table-cell>
          <table:table-cell table:style-name="ce25"/>
          <table:table-cell office:value-type="string">
            <text:p>C002</text:p>
          </table:table-cell>
          <table:table-cell table:style-name="ce27" table:formula="of:=VLOOKUP([.H14];[.$L$6:.$M$10];2;FALSE())*[.E14]+[.G14]" office:value-type="float" office:value="165">
            <text:p>R 165.00</text:p>
          </table:table-cell>
          <table:table-cell table:number-columns-repeated="1015"/>
        </table:table-row>
        <table:table-row table:style-name="ro4">
          <table:table-cell office:value-type="date" office:date-value="2009-01-21">
            <text:p>21-Jan-09</text:p>
          </table:table-cell>
          <table:table-cell table:style-name="ce12" office:value-type="string">
            <text:p>Maritnique Beach House</text:p>
          </table:table-cell>
          <table:table-cell table:style-name="ce12" office:value-type="string">
            <text:p>Main Road</text:p>
          </table:table-cell>
          <table:table-cell office:value-type="string">
            <text:p>Elaine Black</text:p>
          </table:table-cell>
          <table:table-cell table:style-name="ce21" office:value-type="float" office:value="3.43">
            <text:p>3.43</text:p>
          </table:table-cell>
          <table:table-cell office:value-type="float" office:value="0.5">
            <text:p>0.5</text:p>
          </table:table-cell>
          <table:table-cell table:style-name="ce25"/>
          <table:table-cell office:value-type="string">
            <text:p>C002</text:p>
          </table:table-cell>
          <table:table-cell table:style-name="ce27" table:formula="of:=VLOOKUP([.H15];[.$L$6:.$M$10];2;FALSE())*[.E15]+[.G15]" office:value-type="float" office:value="171.5">
            <text:p>R 171.50</text:p>
          </table:table-cell>
          <table:table-cell table:number-columns-repeated="1015"/>
        </table:table-row>
        <table:table-row table:style-name="ro4">
          <table:table-cell office:value-type="date" office:date-value="2009-01-18">
            <text:p>18-Jan-09</text:p>
          </table:table-cell>
          <table:table-cell office:value-type="string">
            <text:p>Walking on Water Tours &amp; Teambuilding</text:p>
          </table:table-cell>
          <table:table-cell table:style-name="ce10" office:value-type="string">
            <text:p>Undulata Close</text:p>
          </table:table-cell>
          <table:table-cell office:value-type="string">
            <text:p>Khumalo Nkosi</text:p>
          </table:table-cell>
          <table:table-cell table:style-name="ce21" office:value-type="float" office:value="2.2">
            <text:p>2.20</text:p>
          </table:table-cell>
          <table:table-cell office:value-type="float" office:value="3">
            <text:p>3</text:p>
          </table:table-cell>
          <table:table-cell table:style-name="ce25"/>
          <table:table-cell office:value-type="string">
            <text:p>C001</text:p>
          </table:table-cell>
          <table:table-cell table:style-name="ce27" table:formula="of:=VLOOKUP([.H16];[.$L$6:.$M$10];2;FALSE())*[.E16]+[.G16]" office:value-type="float" office:value="75.9">
            <text:p>R 75.90</text:p>
          </table:table-cell>
          <table:table-cell table:number-columns-repeated="1015"/>
        </table:table-row>
        <table:table-row table:style-name="ro4">
          <table:table-cell office:value-type="date" office:date-value="2009-01-24">
            <text:p>24-Jan-09</text:p>
          </table:table-cell>
          <table:table-cell office:value-type="string">
            <text:p>Mykonos Bouzouki Restaurant</text:p>
          </table:table-cell>
          <table:table-cell table:style-name="ce10" office:value-type="string">
            <text:p>Club Mykonos </text:p>
          </table:table-cell>
          <table:table-cell office:value-type="string">
            <text:p>Mpho Manyama</text:p>
          </table:table-cell>
          <table:table-cell table:style-name="ce21" office:value-type="float" office:value="3.15">
            <text:p>3.15</text:p>
          </table:table-cell>
          <table:table-cell office:value-type="float" office:value="3">
            <text:p>3</text:p>
          </table:table-cell>
          <table:table-cell table:style-name="ce25"/>
          <table:table-cell office:value-type="string">
            <text:p>C004</text:p>
          </table:table-cell>
          <table:table-cell table:style-name="ce27" table:formula="of:=VLOOKUP([.H17];[.$L$6:.$M$10];2;FALSE())*[.E17]+[.G17]" office:value-type="float" office:value="94.5">
            <text:p>R 94.50</text:p>
          </table:table-cell>
          <table:table-cell table:number-columns-repeated="1015"/>
        </table:table-row>
        <table:table-row table:style-name="ro4">
          <table:table-cell office:value-type="date" office:date-value="2009-01-27">
            <text:p>27-Jan-09</text:p>
          </table:table-cell>
          <table:table-cell office:value-type="string">
            <text:p>Langebaan Gym &amp; Spin Studio</text:p>
          </table:table-cell>
          <table:table-cell table:style-name="ce10" office:value-type="string">
            <text:p>Longacres</text:p>
          </table:table-cell>
          <table:table-cell office:value-type="string">
            <text:p>Mpho Manyama</text:p>
          </table:table-cell>
          <table:table-cell table:style-name="ce21" office:value-type="float" office:value="1.45">
            <text:p>1.45</text:p>
          </table:table-cell>
          <table:table-cell office:value-type="float" office:value="5">
            <text:p>5</text:p>
          </table:table-cell>
          <table:table-cell table:style-name="ce25"/>
          <table:table-cell office:value-type="string">
            <text:p>C003</text:p>
          </table:table-cell>
          <table:table-cell table:style-name="ce27" table:formula="of:=VLOOKUP([.H18];[.$L$6:.$M$10];2;FALSE())*[.E18]+[.G18]" office:value-type="float" office:value="65.975">
            <text:p>R 65.98</text:p>
          </table:table-cell>
          <table:table-cell table:number-columns-repeated="1015"/>
        </table:table-row>
        <table:table-row table:style-name="ro2">
          <table:table-cell office:value-type="date" office:date-value="2009-01-12">
            <text:p>12-Jan-09</text:p>
          </table:table-cell>
          <table:table-cell office:value-type="string">
            <text:p>Lagoon Shell Craft</text:p>
          </table:table-cell>
          <table:table-cell table:style-name="ce10" office:value-type="string">
            <text:p>Club Mykonos</text:p>
          </table:table-cell>
          <table:table-cell office:value-type="string">
            <text:p>Dalien Cedras</text:p>
          </table:table-cell>
          <table:table-cell table:style-name="ce21" office:value-type="float" office:value="1.3">
            <text:p>1.30</text:p>
          </table:table-cell>
          <table:table-cell office:value-type="float" office:value="2">
            <text:p>2</text:p>
          </table:table-cell>
          <table:table-cell table:style-name="ce25"/>
          <table:table-cell office:value-type="string">
            <text:p>C003</text:p>
          </table:table-cell>
          <table:table-cell table:style-name="ce27" table:formula="of:=VLOOKUP([.H19];[.$L$6:.$M$10];2;FALSE())*[.E19]+[.G19]" office:value-type="float" office:value="59.15">
            <text:p>R 59.1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21"/>
          <table:table-cell/>
          <table:table-cell table:style-name="ce26"/>
          <table:table-cell/>
          <table:table-cell table:style-name="ce28"/>
          <table:table-cell table:number-columns-repeated="1015"/>
        </table:table-row>
        <table:table-row table:style-name="ro2">
          <table:table-cell table:style-name="ce5" office:value-type="string" table:number-columns-spanned="2" table:number-rows-spanned="1">
            <text:p>Total hours booked/Totale ure aangeteken</text:p>
          </table:table-cell>
          <table:covered-table-cell table:style-name="ce13"/>
          <table:table-cell table:number-columns-repeated="2"/>
          <table:table-cell table:style-name="ce15"/>
          <table:table-cell table:number-columns-repeated="1019"/>
        </table:table-row>
        <table:table-row table:style-name="ro2">
          <table:table-cell table:style-name="Default"/>
          <table:table-cell table:style-name="ce14"/>
          <table:table-cell table:number-columns-repeated="1022"/>
        </table:table-row>
        <table:table-row table:style-name="ro5">
          <table:table-cell table:style-name="ce6" office:value-type="string">
            <text:p>Shortest distance travelled / Kortste afstand gereis</text:p>
          </table:table-cell>
          <table:table-cell table:style-name="ce15"/>
          <table:table-cell table:number-columns-repeated="2"/>
          <table:table-cell table:style-name="ce19"/>
          <table:table-cell table:number-columns-repeated="1019"/>
        </table:table-row>
        <table:table-row table:style-name="ro6">
          <table:table-cell table:style-name="ce6" office:value-type="string">
            <text:p>Second longest job / Tweede langste taak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7" office:value-type="string" table:number-columns-spanned="2" table:number-rows-spanned="1">
            <text:p>Time booked by various Staff members /Tyd aangeteken deur verskillende personeellede</text:p>
          </table:table-cell>
          <table:covered-table-cell table:style-name="ce16"/>
          <table:table-cell table:number-columns-repeated="1022"/>
        </table:table-row>
        <table:table-row table:style-name="ro7">
          <table:table-cell table:style-name="Default" office:value-type="string">
            <text:p>Elaine Black</text:p>
          </table:table-cell>
          <table:table-cell table:style-name="ce17"/>
          <table:table-cell table:style-name="ce18" office:value-type="string">
            <text:p><text:s/></text:p>
          </table:table-cell>
          <table:table-cell table:number-columns-repeated="1021"/>
        </table:table-row>
        <table:table-row table:style-name="ro7">
          <table:table-cell table:style-name="Default" office:value-type="string">
            <text:p>Mpho Manyama</text:p>
          </table:table-cell>
          <table:table-cell table:style-name="ce17" office:value-type="float" office:value="8.9">
            <text:p>8.9</text:p>
          </table:table-cell>
          <table:table-cell table:style-name="ce18"/>
          <table:table-cell table:number-columns-repeated="1021"/>
        </table:table-row>
        <table:table-row table:style-name="ro7">
          <table:table-cell table:style-name="Default" office:value-type="string">
            <text:p>John Andrew</text:p>
          </table:table-cell>
          <table:table-cell table:style-name="ce17" office:value-type="float" office:value="6.95">
            <text:p>6.95</text:p>
          </table:table-cell>
          <table:table-cell table:style-name="ce18"/>
          <table:table-cell table:number-columns-repeated="1021"/>
        </table:table-row>
        <table:table-row table:style-name="ro7">
          <table:table-cell table:style-name="Default" office:value-type="string">
            <text:p>Khumalo Nkosi</text:p>
          </table:table-cell>
          <table:table-cell table:style-name="ce17" office:value-type="float" office:value="3.2">
            <text:p>3.2</text:p>
          </table:table-cell>
          <table:table-cell table:style-name="ce18"/>
          <table:table-cell table:number-columns-repeated="1021"/>
        </table:table-row>
        <table:table-row table:style-name="ro7">
          <table:table-cell table:style-name="Default" office:value-type="string">
            <text:p>Dalien Cedras</text:p>
          </table:table-cell>
          <table:table-cell table:style-name="ce17" office:value-type="float" office:value="3.45">
            <text:p>3.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5" office:value-type="string" table:number-columns-spanned="2" table:number-rows-spanned="1">
            <text:p>Number of jobs done by Khumalo Nkosi / Hoeveelheid take gedoen deur Khumalo Nkosi</text:p>
          </table:table-cell>
          <table:covered-table-cell table:style-name="ce13"/>
          <table:table-cell table:number-columns-repeated="1022"/>
        </table:table-row>
        <table:table-row table:style-name="ro2">
          <table:table-cell table:style-name="Default"/>
          <table:table-cell table:style-name="ce17"/>
          <table:table-cell table:number-columns-repeated="1022"/>
        </table:table-row>
        <table:table-row table:style-name="ro9">
          <table:table-cell table:style-name="ce5" office:value-type="string" table:number-columns-spanned="2" table:number-rows-spanned="1">
            <text:p>Total number of jobs done / Totale hoeveelheid take gedoen</text:p>
          </table:table-cell>
          <table:covered-table-cell table:style-name="ce13"/>
          <table:table-cell table:number-columns-repeated="1022"/>
        </table:table-row>
        <table:table-row table:style-name="ro2">
          <table:table-cell table:style-name="Default"/>
          <table:table-cell table:style-name="ce17"/>
          <table:table-cell table:number-columns-repeated="1022"/>
        </table:table-row>
      </table:table>
      <table:table table:name="Invoice" table:style-name="ta2" table:print="false">
        <office:forms form:automatic-focus="false" form:apply-design-mode="false"/>
        <table:table-column table:style-name="co12" table:default-cell-style-name="ce4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71"/>
        <table:table-column table:style-name="co11" table:number-columns-repeated="1018" table:default-cell-style-name="Default"/>
        <table:table-row table:style-name="ro10">
          <table:table-cell table:style-name="ce39" office:value-type="string" table:number-columns-spanned="6" table:number-rows-spanned="1">
            <text:p>Konnexions</text:p>
          </table:table-cell>
          <table:covered-table-cell table:number-columns-repeated="4" table:style-name="ce52"/>
          <table:covered-table-cell table:style-name="ce69"/>
          <table:table-cell table:number-columns-repeated="2"/>
          <table:table-cell table:style-name="ce78"/>
          <table:table-cell table:style-name="ce79"/>
          <table:table-cell table:number-columns-repeated="1014"/>
        </table:table-row>
        <table:table-row table:style-name="ro2">
          <table:table-cell table:style-name="ce40" office:value-type="string" table:number-columns-spanned="5" table:number-rows-spanned="1">
            <text:p>99 Main Road</text:p>
          </table:table-cell>
          <table:covered-table-cell table:number-columns-repeated="4" table:style-name="ce53"/>
          <table:table-cell table:style-name="ce70"/>
          <table:table-cell table:number-columns-repeated="2"/>
          <table:table-cell table:style-name="ce78"/>
          <table:table-cell table:style-name="ce79"/>
          <table:table-cell table:number-columns-repeated="1014"/>
        </table:table-row>
        <table:table-row table:style-name="ro2">
          <table:table-cell table:style-name="ce40" office:value-type="string" table:number-columns-spanned="5" table:number-rows-spanned="1">
            <text:p>Langebaan</text:p>
          </table:table-cell>
          <table:covered-table-cell table:number-columns-repeated="4" table:style-name="ce53"/>
          <table:table-cell table:number-columns-repeated="3"/>
          <table:table-cell table:style-name="ce78"/>
          <table:table-cell table:style-name="ce79"/>
          <table:table-cell table:number-columns-repeated="1014"/>
        </table:table-row>
        <table:table-row table:style-name="ro10">
          <table:table-cell table:style-name="ce41"/>
          <table:table-cell table:number-columns-repeated="7"/>
          <table:table-cell table:style-name="ce78"/>
          <table:table-cell table:style-name="ce79"/>
          <table:table-cell table:number-columns-repeated="1014"/>
        </table:table-row>
        <table:table-row table:style-name="ro2">
          <table:table-cell table:style-name="ce42" office:value-type="string">
            <text:p>Invoice for services rendered</text:p>
          </table:table-cell>
          <table:table-cell table:style-name="ce54"/>
          <table:table-cell table:number-columns-repeated="6"/>
          <table:table-cell table:style-name="ce78"/>
          <table:table-cell table:style-name="ce79"/>
          <table:table-cell table:number-columns-repeated="1014"/>
        </table:table-row>
        <table:table-row table:style-name="ro2">
          <table:table-cell table:style-name="ce43" office:value-type="string">
            <text:p>Faktuur vir dienste gelewer</text:p>
          </table:table-cell>
          <table:table-cell table:style-name="ce54"/>
          <table:table-cell table:number-columns-repeated="6"/>
          <table:table-cell table:style-name="ce78"/>
          <table:table-cell table:style-name="ce79"/>
          <table:table-cell table:number-columns-repeated="1014"/>
        </table:table-row>
        <table:table-row table:style-name="ro2">
          <table:table-cell table:number-columns-repeated="8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9" office:value-type="string">
            <text:p>Makarios B&amp;B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45" office:value-type="string">
            <text:p>Address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2">
          <table:table-cell office:value-type="string">
            <text:p>Langeba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table:style-name="ce46" office:value-type="string">
            <text:p>Date / datum</text:p>
          </table:table-cell>
          <table:table-cell table:style-name="ce55" office:value-type="string">
            <text:p>Service Code / Dienskode</text:p>
          </table:table-cell>
          <table:table-cell table:style-name="ce55" office:value-type="string">
            <text:p>Service rendered / Diens gelewer</text:p>
          </table:table-cell>
          <table:table-cell table:style-name="ce55" office:value-type="string">
            <text:p>Time / Tyd</text:p>
          </table:table-cell>
          <table:table-cell table:style-name="ce55" office:value-type="string">
            <text:p>Amount due / <text:s text:c="16"/>Bedrag Uitstaande</text:p>
          </table:table-cell>
          <table:table-cell table:style-name="ce72"/>
          <table:table-cell table:style-name="ce76"/>
          <table:table-cell table:number-columns-repeated="1017"/>
        </table:table-row>
        <table:table-row table:style-name="ro11">
          <table:table-cell table:style-name="ce46"/>
          <table:table-cell table:style-name="ce55" table:number-columns-repeated="3"/>
          <table:table-cell table:style-name="ce62"/>
          <table:table-cell table:style-name="ce72"/>
          <table:table-cell table:style-name="ce76"/>
          <table:table-cell table:number-columns-repeated="1017"/>
        </table:table-row>
        <table:table-row table:style-name="ro2">
          <table:table-cell table:style-name="ce47" office:value-type="date" office:date-value="2009-01-05">
            <text:p>05-Jan-09</text:p>
          </table:table-cell>
          <table:table-cell table:style-name="ce56" office:value-type="string">
            <text:p>C005</text:p>
          </table:table-cell>
          <table:table-cell table:style-name="ce59"/>
          <table:table-cell table:style-name="ce56" office:value-type="float" office:value="2.2">
            <text:p>2.2</text:p>
          </table:table-cell>
          <table:table-cell table:style-name="ce63"/>
          <table:table-cell table:style-name="ce73"/>
          <table:table-cell table:number-columns-repeated="1018"/>
        </table:table-row>
        <table:table-row table:style-name="ro2">
          <table:table-cell table:style-name="ce47" office:value-type="date" office:date-value="2009-01-10">
            <text:p>10-Jan-09</text:p>
          </table:table-cell>
          <table:table-cell table:style-name="ce56" office:value-type="string">
            <text:p>C002</text:p>
          </table:table-cell>
          <table:table-cell table:style-name="ce60" office:value-type="string">
            <text:p>Installing applications/Installeer toepassings</text:p>
          </table:table-cell>
          <table:table-cell table:style-name="ce56" office:value-type="float" office:value="1">
            <text:p>1</text:p>
          </table:table-cell>
          <table:table-cell table:style-name="ce64" office:value-type="float" office:value="50">
            <text:p>50</text:p>
          </table:table-cell>
          <table:table-cell table:style-name="ce73"/>
          <table:table-cell table:number-columns-repeated="1018"/>
        </table:table-row>
        <table:table-row table:style-name="ro2">
          <table:table-cell table:style-name="ce47" office:value-type="date" office:date-value="2009-01-28">
            <text:p>28-Jan-09</text:p>
          </table:table-cell>
          <table:table-cell table:style-name="ce56" office:value-type="string">
            <text:p>C005</text:p>
          </table:table-cell>
          <table:table-cell table:style-name="ce60" office:value-type="string">
            <text:p>Home office networking/Tuiskantoor netwerke</text:p>
          </table:table-cell>
          <table:table-cell table:style-name="ce56" office:value-type="float" office:value="3.15">
            <text:p>3.15</text:p>
          </table:table-cell>
          <table:table-cell table:style-name="ce64" office:value-type="float" office:value="207.9">
            <text:p>207.9</text:p>
          </table:table-cell>
          <table:table-cell table:style-name="ce73"/>
          <table:table-cell table:number-columns-repeated="1018"/>
        </table:table-row>
        <table:table-row table:style-name="ro2">
          <table:table-cell table:style-name="ce48"/>
          <table:table-cell table:style-name="ce57" table:number-columns-repeated="3"/>
          <table:table-cell table:style-name="ce65"/>
          <table:table-cell table:style-name="ce74"/>
          <table:table-cell/>
          <table:table-cell table:style-name="ce77"/>
          <table:table-cell table:number-columns-repeated="1016"/>
        </table:table-row>
        <table:table-row table:style-name="ro2">
          <table:table-cell table:style-name="ce49"/>
          <table:table-cell table:style-name="ce56" table:number-columns-repeated="3"/>
          <table:table-cell table:style-name="ce66"/>
          <table:table-cell table:style-name="ce73"/>
          <table:table-cell/>
          <table:table-cell table:style-name="ce14"/>
          <table:table-cell table:number-columns-repeated="1016"/>
        </table:table-row>
        <table:table-row table:style-name="ro2">
          <table:table-cell table:number-columns-repeated="3"/>
          <table:table-cell table:style-name="ce61" office:value-type="string">
            <text:p>Sub Total</text:p>
          </table:table-cell>
          <table:table-cell table:style-name="ce67" office:value-type="float" office:value="257.9">
            <text:p>257.9</text:p>
          </table:table-cell>
          <table:table-cell table:number-columns-repeated="2"/>
          <table:table-cell table:style-name="ce67"/>
          <table:table-cell table:number-columns-repeated="1016"/>
        </table:table-row>
        <table:table-row table:style-name="ro2">
          <table:table-cell table:number-columns-repeated="3"/>
          <table:table-cell table:style-name="ce61" office:value-type="string">
            <text:p>VAT</text:p>
          </table:table-cell>
          <table:table-cell table:style-name="ce68"/>
          <table:table-cell table:number-columns-repeated="2"/>
          <table:table-cell table:style-name="ce14"/>
          <table:table-cell table:number-columns-repeated="2"/>
          <table:table-cell table:style-name="ce76"/>
          <table:table-cell table:number-columns-repeated="1013"/>
        </table:table-row>
        <table:table-row table:style-name="ro2">
          <table:table-cell table:number-columns-repeated="3"/>
          <table:table-cell table:style-name="ce61" office:value-type="string">
            <text:p>Total</text:p>
          </table:table-cell>
          <table:table-cell table:style-name="ce68"/>
          <table:table-cell table:number-columns-repeated="2"/>
          <table:table-cell table:style-name="ce7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50"/>
          <table:table-cell table:style-name="ce58" table:number-columns-repeated="4"/>
          <table:table-cell table:style-name="ce75"/>
          <table:table-cell table:number-columns-repeated="1018"/>
        </table:table-row>
        <table:table-row table:style-name="ro2">
          <table:table-cell table:style-name="ce51" table:number-columns-repeated="6"/>
          <table:table-cell table:number-columns-repeated="1018"/>
        </table:table-row>
      </table:table>
      <table:table table:name="Service codes table" table:style-name="ta3" table:print="false">
        <table:table-column table:style-name="co17" table:default-cell-style-name="Default"/>
        <table:table-column table:style-name="co18" table:default-cell-style-name="ce82"/>
        <table:table-column table:style-name="co19" table:default-cell-style-name="ce28"/>
        <table:table-column table:style-name="co11" table:number-columns-repeated="1021" table:default-cell-style-name="Default"/>
        <table:table-row table:style-name="ro5">
          <table:table-cell table:style-name="ce80" office:value-type="string">
            <text:p>Service Code / Dienskode</text:p>
          </table:table-cell>
          <table:table-cell table:style-name="ce81" office:value-type="string">
            <text:p>Service provided/Diens verskaf</text:p>
          </table:table-cell>
          <table:table-cell table:style-name="ce80" office:value-type="string">
            <text:p>Hourly Rate / Uurlikse fooi</text:p>
          </table:table-cell>
          <table:table-cell table:number-columns-repeated="1021"/>
        </table:table-row>
        <table:table-row table:style-name="ro2">
          <table:table-cell office:value-type="string">
            <text:p>C001</text:p>
          </table:table-cell>
          <table:table-cell office:value-type="string">
            <text:p>Virus checking/Virus kontrole</text:p>
          </table:table-cell>
          <table:table-cell office:value-type="float" office:value="34.5">
            <text:p>R 34.50</text:p>
          </table:table-cell>
          <table:table-cell table:number-columns-repeated="1021"/>
        </table:table-row>
        <table:table-row table:style-name="ro2">
          <table:table-cell office:value-type="string">
            <text:p>C002</text:p>
          </table:table-cell>
          <table:table-cell office:value-type="string">
            <text:p>Installing applications/Installeer toepassings</text:p>
          </table:table-cell>
          <table:table-cell office:value-type="float" office:value="50">
            <text:p>R 50.00</text:p>
          </table:table-cell>
          <table:table-cell table:number-columns-repeated="1021"/>
        </table:table-row>
        <table:table-row table:style-name="ro2">
          <table:table-cell office:value-type="string">
            <text:p>C003</text:p>
          </table:table-cell>
          <table:table-cell office:value-type="string">
            <text:p>Trouble shooting printers/Probleemopsporing by drukkers</text:p>
          </table:table-cell>
          <table:table-cell office:value-type="float" office:value="45.5">
            <text:p>R 45.50</text:p>
          </table:table-cell>
          <table:table-cell table:number-columns-repeated="1021"/>
        </table:table-row>
        <table:table-row table:style-name="ro2">
          <table:table-cell office:value-type="string">
            <text:p>C004</text:p>
          </table:table-cell>
          <table:table-cell office:value-type="string">
            <text:p>Set up connections to the internet/Stel koppeling met die Internet op</text:p>
          </table:table-cell>
          <table:table-cell office:value-type="float" office:value="30">
            <text:p>R 30.00</text:p>
          </table:table-cell>
          <table:table-cell table:number-columns-repeated="1021"/>
        </table:table-row>
        <table:table-row table:style-name="ro2">
          <table:table-cell office:value-type="string">
            <text:p>C005</text:p>
          </table:table-cell>
          <table:table-cell office:value-type="string">
            <text:p>Home office networking/Tuiskantoor netwerke</text:p>
          </table:table-cell>
          <table:table-cell office:value-type="float" office:value="66">
            <text:p>R 66.00</text:p>
          </table:table-cell>
          <table:table-cell table:number-columns-repeated="1021"/>
        </table:table-row>
        <table:table-row table:style-name="ro7">
          <table:table-cell/>
          <table:table-cell table:style-name="ce18"/>
          <table:table-cell table:style-name="Default"/>
          <table:table-cell table:number-columns-repeated="1021"/>
        </table:table-row>
      </table:table>
      <table:table table:name="Sheet1" table:style-name="ta4" table:print="false">
        <table:table-column table:style-name="co11" table:default-cell-style-name="ce83"/>
        <table:table-column table:style-name="co11" table:number-columns-repeated="2" table:default-cell-style-name="ce85"/>
        <table:table-column table:style-name="co14" table:default-cell-style-name="ce85"/>
        <table:table-column table:style-name="co11" table:number-columns-repeated="1020" table:default-cell-style-name="Default"/>
        <table:table-row table:style-name="ro13">
          <table:table-cell office:value-type="string" table:number-columns-spanned="4" table:number-rows-spanned="1">
            <text:p>Draft time shee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84" office:value-type="string">
            <text:p>date</text:p>
          </table:table-cell>
          <table:table-cell table:style-name="ce86" office:value-type="string">
            <text:p>Time spent</text:p>
          </table:table-cell>
          <table:table-cell table:style-name="ce87" office:value-type="string">
            <text:p>Kilometers travelled</text:p>
          </table:table-cell>
          <table:table-cell table:style-name="ce6" office:value-type="string">
            <text:p>Company serviced</text:p>
          </table:table-cell>
          <table:table-cell table:style-name="ce6" office:value-type="string">
            <text:p>Service delivered</text:p>
          </table:table-cell>
          <table:table-cell table:style-name="ce6" office:value-type="string">
            <text:p>Service codes</text:p>
          </table:table-cell>
          <table:table-cell table:style-name="ce6" office:value-type="string">
            <text:p>Rates</text:p>
          </table:table-cell>
          <table:table-cell table:style-name="ce6" office:value-type="string">
            <text:p>Hours worked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Z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 </number:text>
      <number:number number:decimal-places="0" number:min-integer-digits="1" number:grouping="true"/>
    </number:number-style>
    <number:number-style style:name="N106">
      <number:text>R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 </number:text>
      <number:number number:decimal-places="0" number:min-integer-digits="1" number:grouping="true"/>
    </number:number-style>
    <number:number-style style:name="N107">
      <style:text-properties fo:color="#ff0000"/>
      <number:text>R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 </number:text>
      <number:number number:decimal-places="2" number:min-integer-digits="1" number:grouping="true"/>
    </number:number-style>
    <number:number-style style:name="N108">
      <number:text>R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2" number:min-integer-digits="1" number:grouping="true"/>
    </number:number-style>
    <number:number-style style:name="N109">
      <style:text-properties fo:color="#ff0000"/>
      <number:text>R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 </number:text>
      <number:number number:decimal-places="0" number:min-integer-digits="1" number:grouping="true"/>
      <number:text> </number:text>
    </number:number-style>
    <number:number-style style:name="N115P1" style:volatile="true">
      <number:text> R -</number:text>
      <number:number number:decimal-places="0" number:min-integer-digits="1" number:grouping="true"/>
      <number:text> </number:text>
    </number:number-style>
    <number:number-style style:name="N115P2" style:volatile="true">
      <number:text> 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 </number:text>
      <number:number number:decimal-places="2" number:min-integer-digits="1" number:grouping="true"/>
      <number:text> </number:text>
    </number:number-style>
    <number:number-style style:name="N117P1" style:volatile="true">
      <number:text> R -</number:text>
      <number:number number:decimal-places="2" number:min-integer-digits="1" number:grouping="true"/>
      <number:text> </number:text>
    </number:number-style>
    <number:number-style style:name="N117P2" style:volatile="true">
      <number:text> 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">
      <number:text>R </number:text>
      <number:number number:decimal-places="2" number:min-integer-digits="1" number:grouping="true"/>
    </number:number-style>
    <number:time-style style:name="N13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gt;=0" style:apply-style-name="N136P0"/>
    </number:text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ervice_20_codes_20_table" style:display-name="Normal_Service codes tab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Time_20_Sheet_5f_memo" style:display-name="Normal_Time Sheet_me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9">2009/07/19</text:date>, <text:time>15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_20_codes_20_table" style:display-name="PageStyle_Service codes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len Labuschagne</meta:initial-creator>
    <meta:creation-date>2009-01-06T12:20:36</meta:creation-date>
    <dc:creator>nsc73</dc:creator>
    <dc:date>2009-07-11T09:31:23</dc:date>
    <meta:print-date>2009-01-07T15:09:29</meta:print-date>
    <meta:document-statistic meta:table-count="4" meta:cell-count="222" meta:object-count="0"/>
    <meta:generator>OpenOffice.org/3.0$Linux OpenOffice.org_project/300m15$Build-9379</meta:generator>
  </office:meta>
</office:document-meta>
</file>